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9e1" officeooo:paragraph-rsid="00057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ja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10:21:28.316000000</meta:creation-date>
    <dc:date>2021-09-02T10:21:43.976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0.4.2$Windows_X86_64 LibreOffice_project/dcf040e67528d9187c66b2379df5ea4407429775</meta:generator>
  </office:meta>
</office:document-meta>
</file>